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fo:background-color="#ffffff" style:font-weight-asian="bold" style:font-weight-complex="bold"/>
    </style:style>
    <style:style style:name="P2" style:family="paragraph" style:parent-style-name="Preformatted_20_Text">
      <style:text-properties fo:font-weight="bold" fo:background-color="#ff3333" style:font-weight-asian="bold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fo:background-color="#ffffff" style:font-weight-asian="bold" style:font-weight-complex="bold"/>
    </style:style>
    <style:style style:name="P4" style:family="paragraph" style:parent-style-name="Preformatted_20_Text">
      <style:text-properties fo:font-style="italic" style:text-underline-style="none" fo:font-weight="normal" fo:background-color="#ffffff" style:font-style-asian="italic" style:font-weight-asian="normal" style:font-style-complex="italic" style:font-weight-complex="normal"/>
    </style:style>
    <style:style style:name="P5" style:family="paragraph" style:parent-style-name="Preformatted_20_Text">
      <style:text-properties fo:font-style="italic" fo:background-color="#ffffff" style:font-style-asian="italic" style:font-style-complex="italic"/>
    </style:style>
    <style:style style:name="P6" style:family="paragraph" style:parent-style-name="Preformatted_20_Text">
      <style:text-properties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style:text-underline-style="none" fo:font-weight="normal" fo:background-color="#ffffff" style:font-weight-asian="normal" style:font-weight-complex="normal"/>
    </style:style>
    <style:style style:name="P8" style:family="paragraph" style:parent-style-name="Preformatted_20_Text">
      <style:text-properties fo:font-weight="normal" fo:background-color="#ffffff" style:font-weight-asian="normal" style:font-weight-complex="normal"/>
    </style:style>
    <style:style style:name="P9" style:family="paragraph" style:parent-style-name="Preformatted_20_Text">
      <style:text-properties fo:background-color="#ffffff"/>
    </style:style>
    <style:style style:name="P10" style:family="paragraph" style:parent-style-name="Preformatted_20_Text">
      <style:text-properties fo:color="#0000cc" fo:font-style="italic" fo:background-color="#ffffff" style:font-style-asian="italic" style:font-style-complex="italic"/>
    </style:style>
    <style:style style:name="P11" style:family="paragraph" style:parent-style-name="Preformatted_20_Text">
      <style:text-properties fo:color="#0000cc" fo:font-style="italic" fo:font-weight="bold" fo:background-color="#ffffff" style:font-style-asian="italic" style:font-weight-asian="bold" style:font-style-complex="italic" style:font-weight-complex="bold"/>
    </style:style>
    <style:style style:name="P12" style:family="paragraph" style:parent-style-name="Preformatted_20_Text">
      <style:text-properties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13" style:family="paragraph" style:parent-style-name="Preformatted_20_Text">
      <style:text-properties fo:color="#669900" fo:font-style="italic" style:text-underline-style="solid" style:text-underline-width="auto" style:text-underline-color="font-color" fo:font-weight="bold" fo:background-color="#ffffff" style:font-style-asian="italic" style:font-weight-asian="bold" style:font-style-complex="italic" style:font-weight-complex="bold"/>
    </style:style>
    <style:style style:name="P14" style:family="paragraph" style:parent-style-name="Preformatted_20_Text">
      <style:paragraph-properties fo:background-color="#ffffff">
        <style:background-image/>
      </style:paragraph-properties>
    </style:style>
    <style:style style:name="P15" style:family="paragraph" style:parent-style-name="Preformatted_20_Text">
      <style:paragraph-properties fo:background-color="#ffffff">
        <style:background-image/>
      </style:paragraph-properties>
      <style:text-properties fo:background-color="#ffffff"/>
    </style:style>
    <style:style style:name="P16" style:family="paragraph" style:parent-style-name="Preformatted_20_Text">
      <style:text-properties fo:background-color="#ffffff"/>
    </style:style>
    <style:style style:name="P17" style:family="paragraph" style:parent-style-name="Preformatted_20_Text" style:list-style-name="L1">
      <style:text-properties fo:background-color="#ffffff"/>
    </style:style>
    <style:style style:name="P18" style:family="paragraph" style:parent-style-name="Preformatted_20_Text" style:list-style-name="L2">
      <style:text-properties fo:background-color="#ffffff"/>
    </style:style>
    <style:style style:name="P19" style:family="paragraph" style:parent-style-name="Preformatted_20_Text" style:list-style-name="L4">
      <style:text-properties fo:background-color="#ffffff"/>
    </style:style>
    <style:style style:name="P20" style:family="paragraph" style:parent-style-name="Preformatted_20_Text" style:list-style-name="L5">
      <style:text-properties fo:background-color="#ffffff"/>
    </style:style>
    <style:style style:name="P21" style:family="paragraph" style:parent-style-name="Preformatted_20_Text" style:list-style-name="L6">
      <style:text-properties fo:background-color="#ffffff"/>
    </style:style>
    <style:style style:name="P22" style:family="paragraph" style:parent-style-name="Preformatted_20_Text" style:list-style-name="L7">
      <style:text-properties fo:background-color="#ffffff"/>
    </style:style>
    <style:style style:name="P23" style:family="paragraph" style:parent-style-name="Preformatted_20_Text" style:list-style-name="L8">
      <style:text-properties fo:background-color="#ffffff"/>
    </style:style>
    <style:style style:name="P24" style:family="paragraph" style:parent-style-name="Preformatted_20_Text" style:list-style-name="L9">
      <style:text-properties fo:background-color="#ffffff"/>
    </style:style>
    <style:style style:name="P25" style:family="paragraph" style:parent-style-name="Preformatted_20_Text">
      <style:text-properties officeooo:rsid="00038e2b" officeooo:paragraph-rsid="00038e2b" fo:background-color="#ffffff"/>
    </style:style>
    <style:style style:name="P26" style:family="paragraph" style:parent-style-name="Preformatted_20_Text">
      <style:text-properties style:text-underline-style="solid" style:text-underline-width="auto" style:text-underline-color="font-color" fo:font-weight="bold" fo:background-color="#ffffff" style:font-weight-asian="bold" style:font-weight-complex="bold"/>
    </style:style>
    <style:style style:name="P27" style:family="paragraph" style:parent-style-name="Preformatted_20_Text" style:list-style-name="L3">
      <style:text-properties fo:font-weight="normal" fo:background-color="#ffffff" style:font-weight-asian="normal" style:font-weight-complex="normal"/>
    </style:style>
    <style:style style:name="P28" style:family="paragraph" style:parent-style-name="Preformatted_20_Text" style:list-style-name="L10"/>
    <style:style style:name="P29" style:family="paragraph" style:parent-style-name="Preformatted_20_Text">
      <style:text-properties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30" style:family="paragraph" style:parent-style-name="Preformatted_20_Text">
      <style:text-properties fo:font-size="15pt" fo:background-color="#ffffff" style:font-size-asian="15pt" style:font-size-complex="15pt"/>
    </style:style>
    <style:style style:name="P31" style:family="paragraph" style:parent-style-name="Preformatted_20_Text">
      <style:paragraph-properties fo:text-align="center" style:justify-single-word="false"/>
      <style:text-properties fo:font-size="15pt" fo:background-color="#ffffff" style:font-size-asian="15pt" style:font-size-complex="15pt"/>
    </style:style>
    <style:style style:name="P32" style:family="paragraph" style:parent-style-name="Preformatted_20_Text">
      <style:text-properties fo:font-style="italic" fo:background-color="#000000" style:font-style-asian="italic" style:font-style-complex="italic"/>
    </style:style>
    <style:style style:name="P33" style:family="paragraph" style:parent-style-name="Preformatted_20_Text">
      <style:text-properties fo:color="#0000ff" fo:font-style="italic" fo:font-weight="bold" fo:background-color="#ffffff" style:font-style-asian="italic" style:font-weight-asian="bold" style:font-style-complex="italic" style:font-weight-complex="bold"/>
    </style:style>
    <style:style style:name="P34" style:family="paragraph" style:parent-style-name="Preformatted_20_Text">
      <style:text-properties fo:color="#0000ff" fo:font-style="italic" style:text-underline-style="none" fo:font-weight="bold" fo:background-color="#ffffff" style:font-style-asian="italic" style:font-weight-asian="bold" style:font-style-complex="italic" style:font-weight-complex="bold"/>
    </style:style>
    <style:style style:name="P35" style:family="paragraph" style:parent-style-name="Preformatted_20_Text">
      <style:text-properties fo:background-color="#000000"/>
    </style:style>
    <style:style style:name="P36" style:family="paragraph" style:parent-style-name="Preformatted_20_Text">
      <style:text-properties fo:color="#0000cc" fo:font-style="italic" fo:font-weight="bold" fo:background-color="#000000" style:font-style-asian="italic" style:font-weight-asian="bold" style:font-style-complex="italic" style:font-weight-complex="bold"/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fo:color="#ffffff" fo:font-size="12pt" fo:font-weight="bold" fo:background-color="#ffffff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background-color="#ffffff" style:font-style-asian="italic" style:font-style-complex="italic"/>
    </style:style>
    <style:style style:name="T5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#ffffff" style:font-weight-asian="normal" style:font-weight-complex="normal"/>
    </style:style>
    <style:style style:name="T8" style:family="text">
      <style:text-properties fo:background-color="#ffffff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background-color="#c5000b"/>
    </style:style>
    <style:style style:name="T11" style:family="text">
      <style:text-properties fo:background-color="#ff0000"/>
    </style:style>
    <style:style style:name="T12" style:family="text">
      <style:text-properties officeooo:rsid="0004fb52" fo:background-color="#ff0000"/>
    </style:style>
    <style:style style:name="T13" style:family="text">
      <style:text-properties fo:color="#0000ff"/>
    </style:style>
    <style:style style:name="T14" style:family="text">
      <style:text-properties fo:color="#0000ff" fo:font-weight="bold" style:font-weight-asian="bold" style:font-weight-complex="bold"/>
    </style:style>
    <style:style style:name="T15" style:family="text">
      <style:text-properties fo:color="#0000ff" fo:font-weight="bold" fo:background-color="#ffffff" style:font-weight-asian="bold" style:font-weight-complex="bold"/>
    </style:style>
    <style:style style:name="T16" style:family="text">
      <style:text-properties fo:color="#0000ff" fo:font-style="italic" style:font-style-asian="italic" style:font-style-complex="italic"/>
    </style:style>
    <style:style style:name="T17" style:family="text">
      <style:text-properties fo:color="#0000ff" fo:font-style="italic" fo:background-color="#ffffff" style:font-style-asian="italic" style:font-style-complex="italic"/>
    </style:style>
    <style:style style:name="T18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00ff" fo:font-style="italic" fo:font-weight="bold" fo:background-color="#ffffff" style:font-style-asian="italic" style:font-weight-asian="bold" style:font-style-complex="italic" style:font-weight-complex="bold"/>
    </style:style>
    <style:style style:name="T20" style:family="text">
      <style:text-properties fo:color="#0000ff" fo:background-color="#ffffff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2cm" fo:text-indent="-0.635cm" fo:margin-left="1.4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7cm" fo:text-indent="-0.635cm" fo:margin-left="2.0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2cm" fo:text-indent="-0.635cm" fo:margin-left="2.7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7cm" fo:text-indent="-0.635cm" fo:margin-left="3.3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2cm" fo:text-indent="-0.635cm" fo:margin-left="3.9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7cm" fo:text-indent="-0.635cm" fo:margin-left="4.6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2cm" fo:text-indent="-0.635cm" fo:margin-left="5.2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7cm" fo:text-indent="-0.635cm" fo:margin-left="5.8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2cm" fo:text-indent="-0.635cm" fo:margin-left="6.5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7cm" fo:text-indent="-0.635cm" fo:margin-left="7.16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2cm" fo:text-indent="-0.635cm" fo:margin-left="1.4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7cm" fo:text-indent="-0.635cm" fo:margin-left="2.0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2cm" fo:text-indent="-0.635cm" fo:margin-left="2.7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7cm" fo:text-indent="-0.635cm" fo:margin-left="3.3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2cm" fo:text-indent="-0.635cm" fo:margin-left="3.9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7cm" fo:text-indent="-0.635cm" fo:margin-left="4.6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2cm" fo:text-indent="-0.635cm" fo:margin-left="5.2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7cm" fo:text-indent="-0.635cm" fo:margin-left="5.8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2cm" fo:text-indent="-0.635cm" fo:margin-left="6.5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7cm" fo:text-indent="-0.635cm" fo:margin-left="7.16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2cm" fo:text-indent="-0.635cm" fo:margin-left="1.4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7cm" fo:text-indent="-0.635cm" fo:margin-left="2.0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2cm" fo:text-indent="-0.635cm" fo:margin-left="2.7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7cm" fo:text-indent="-0.635cm" fo:margin-left="3.3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2cm" fo:text-indent="-0.635cm" fo:margin-left="3.9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7cm" fo:text-indent="-0.635cm" fo:margin-left="4.6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2cm" fo:text-indent="-0.635cm" fo:margin-left="5.2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7cm" fo:text-indent="-0.635cm" fo:margin-left="5.8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2cm" fo:text-indent="-0.635cm" fo:margin-left="6.5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7cm" fo:text-indent="-0.635cm" fo:margin-left="7.16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2cm" fo:text-indent="-0.635cm" fo:margin-left="1.4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7cm" fo:text-indent="-0.635cm" fo:margin-left="2.0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2cm" fo:text-indent="-0.635cm" fo:margin-left="2.7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7cm" fo:text-indent="-0.635cm" fo:margin-left="3.3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2cm" fo:text-indent="-0.635cm" fo:margin-left="3.9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7cm" fo:text-indent="-0.635cm" fo:margin-left="4.6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2cm" fo:text-indent="-0.635cm" fo:margin-left="5.2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7cm" fo:text-indent="-0.635cm" fo:margin-left="5.8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2cm" fo:text-indent="-0.635cm" fo:margin-left="6.5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7cm" fo:text-indent="-0.635cm" fo:margin-left="7.16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2cm" fo:text-indent="-0.635cm" fo:margin-left="1.4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7cm" fo:text-indent="-0.635cm" fo:margin-left="2.0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2cm" fo:text-indent="-0.635cm" fo:margin-left="2.7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7cm" fo:text-indent="-0.635cm" fo:margin-left="3.3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2cm" fo:text-indent="-0.635cm" fo:margin-left="3.9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7cm" fo:text-indent="-0.635cm" fo:margin-left="4.6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2cm" fo:text-indent="-0.635cm" fo:margin-left="5.2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7cm" fo:text-indent="-0.635cm" fo:margin-left="5.8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2cm" fo:text-indent="-0.635cm" fo:margin-left="6.5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7cm" fo:text-indent="-0.635cm" fo:margin-left="7.16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2cm" fo:text-indent="-0.635cm" fo:margin-left="1.4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7cm" fo:text-indent="-0.635cm" fo:margin-left="2.0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2cm" fo:text-indent="-0.635cm" fo:margin-left="2.7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7cm" fo:text-indent="-0.635cm" fo:margin-left="3.3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2cm" fo:text-indent="-0.635cm" fo:margin-left="3.9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7cm" fo:text-indent="-0.635cm" fo:margin-left="4.6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2cm" fo:text-indent="-0.635cm" fo:margin-left="5.2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7cm" fo:text-indent="-0.635cm" fo:margin-left="5.8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2cm" fo:text-indent="-0.635cm" fo:margin-left="6.5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7cm" fo:text-indent="-0.635cm" fo:margin-left="7.167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==========</text:p>
      <text:p text:style-name="P31"><text:span text:style-name="T9">DHCP HOWTO</text:span> </text:p>
      <text:p text:style-name="P31">==========</text:p>
      <text:p text:style-name="P30"/>
      <text:p text:style-name="P9">Dernière révision : 8 janvier 2013</text:p>
      <text:p text:style-name="P9"/>
      <text:p text:style-name="P9">Ce HOWTO décrit la mise en place d'un serveur DHCP sur un serveur de réseau</text:p>
      <text:p text:style-name="P9">local Slackware.</text:p>
      <text:p text:style-name="P9">Un serveur DHCP distribue des adresse automatique sur l’ensemble des machines sur le réseau de façon à éviter les conflits d'adresse .</text:p>
      <text:p text:style-name="P9"/>
      <text:p text:style-name="P1"><text:s text:c="2"/>* Prérequis</text:p>
      <text:p text:style-name="P1"><text:s text:c="2"/>* Configuration</text:p>
      <text:p text:style-name="P1"><text:s text:c="2"/>* Démarrage et utilisation</text:p>
      <text:p text:style-name="P1"/>
      <text:p text:style-name="P3"/>
      <text:p text:style-name="P3">Prérequis</text:p>
      <text:p text:style-name="P3">---------</text:p>
      <text:p text:style-name="P9"/>
      <text:p text:style-name="P37"><text:span text:style-name="T12">Si </text:span><text:span text:style-name="T11">Pare-feu </text:span><text:span text:style-name="T12">Actif </text:span><text:span text:style-name="T11">: ouvrir le port 67 en UDP</text:span>.</text:p>
      <text:p text:style-name="P9"/>
      <text:p text:style-name="P3">*Visualiser les routes du réseau :</text:p>
      <text:p text:style-name="P9">La commande <text:span text:style-name="T1">route -n </text:span><text:span text:style-name="T6"><text:s/>permet d'afficher la table des routes et passerelles .</text:span></text:p>
      <text:p text:style-name="P9"/>
      <text:p text:style-name="P3">*Visualiser les DNS :</text:p>
      <text:p text:style-name="P6">les DNS se trouve dans le fichier /etc/resolv,conf </text:p>
      <text:p text:style-name="P6"/>
      <text:p text:style-name="P3"/>
      <text:p text:style-name="P12">1) Donner une adresse IP Fixe et configurer une installation fonctionnelle :</text:p>
      <text:p text:style-name="P9"/>
      <text:list xml:id="list790592261310241331" text:style-name="L1">
        <text:list-item>
          <text:p text:style-name="P17">dans /etc/rc.d/rc.inet1.conf <text:span text:style-name="T1">(Configurer une IP Fixe , un netmask , et une passerelle )</text:span></text:p>
        </text:list-item>
      </text:list>
      <text:p text:style-name="P9"/>
      <text:list xml:id="list144420001142270" text:continue-numbering="true" text:style-name="L1">
        <text:list-item>
          <text:p text:style-name="P17">Spécifier le DNS dans /etc/resolv.conf : <text:s/>spécifier <text:s/>les informations <text:s/>ci dessous</text:p>
        </text:list-item>
      </text:list>
      <text:p text:style-name="P9"><text:s/><text:span text:style-name="T1">nameserver<text:tab/>passerelle ( ou passerelle doit être renseignée )</text:span></text:p>
      <text:p text:style-name="P9"/>
      <text:list xml:id="list7754546268737897258" text:style-name="L2">
        <text:list-item>
          <text:p text:style-name="P18">redémarrer le service inet1 avec /etc/rc.d/rc.inet1 restart</text:p>
        </text:list-item>
      </text:list>
      <text:p text:style-name="P9"/>
      <text:p text:style-name="P33">** Pour adresser une configuration IP en ligne de commande</text:p>
      <text:p text:style-name="P33"><text:s text:c="5"/>ifconfig eth0 192.168.1.1</text:p>
      <text:p text:style-name="P33"><text:s text:c="5"/>netmask eth0 255.255.255.0</text:p>
      <text:p text:style-name="P5"/>
      <text:p text:style-name="P12">2) Utilitaire DHCP Unix :</text:p>
      <text:p text:style-name="P7"/>
      <text:p text:style-name="P34">**Les distributions ont differents paquets pour configurer les client/serveur DHCP .</text:p>
      <text:p text:style-name="P4"><text:span text:style-name="T14">Ici nous utilisons DHCPCD/DHCP pour Slackware </text:span>.</text:p>
      <text:p text:style-name="P7"/>
      <text:p text:style-name="P7"/>
      <text:p text:style-name="P7"/>
      <text:p text:style-name="P3">Configuration</text:p>
      <text:p text:style-name="P3">-------------</text:p>
      <text:p text:style-name="P9"/>
      <text:p text:style-name="P9">Configurer le serveur DHCP comme ceci, par exemple ( initialement le fichier est vide ) on peut s'aider du <text:span text:style-name="T1">man dhcpd.conf </text:span>:</text:p>
      <text:p text:style-name="P9"/>
      <text:p text:style-name="P2">LA SYNTAXE , TRES IMPORTANTE EST SOUVENT CAUSE DE PROBLEMES</text:p>
      <text:p text:style-name="P9"/>
      <text:p text:style-name="P9">--8&lt;---------- <text:span text:style-name="T1">/etc/dhcpd.conf</text:span> -----------------------------------------------</text:p>
      <text:p text:style-name="P35"># /etc/dhcpd.conf</text:p>
      <text:p text:style-name="P35">authoritative;</text:p>
      <text:p text:style-name="P35">default-lease-time 86400;</text:p>
      <text:p text:style-name="P35"><text:soft-page-break/>max-lease-time 86400;</text:p>
      <text:p text:style-name="P35">option broadcast-address 192.168.2.255;</text:p>
      <text:p text:style-name="P35">option subnet-mask 255.255.255.0;</text:p>
      <text:p text:style-name="P35">option routers 192.168.2.1;</text:p>
      <text:p text:style-name="P35">option domain-name-servers 192.168.2.1;</text:p>
      <text:p text:style-name="P35">option domain-name "microlinux.montpezat";</text:p>
      <text:p text:style-name="P35">option domain-search "microlinux.montpezat";</text:p>
      <text:p text:style-name="P35"/>
      <text:p text:style-name="P35">subnet 192.168.2.0 netmask 255.255.255.0 {</text:p>
      <text:p text:style-name="P35"><text:s text:c="2"/>range 192.168.2.100 192.168.2.200;</text:p>
      <text:p text:style-name="P35">}</text:p>
      <text:p text:style-name="P35"/>
      <text:p text:style-name="P35">host alphamule {</text:p>
      <text:p text:style-name="P35"><text:s text:c="2"/>hardware ethernet 00:1D:92:B2:F3:9E;</text:p>
      <text:p text:style-name="P35"><text:s text:c="2"/>fixed-address 192.168.2.2;</text:p>
      <text:p text:style-name="P35"><text:s text:c="2"/>option host-name "alphamule";</text:p>
      <text:p text:style-name="P35">}</text:p>
      <text:p text:style-name="P35"/>
      <text:p text:style-name="P35">host bernadette {</text:p>
      <text:p text:style-name="P35"><text:s text:c="2"/>hardware ethernet 00:0d:61:a6:e7:1e;</text:p>
      <text:p text:style-name="P35"><text:s text:c="2"/>fixed-address 192.168.2.3;</text:p>
      <text:p text:style-name="P35"><text:s text:c="2"/>option host-name "bernadette";</text:p>
      <text:p text:style-name="P35">}</text:p>
      <text:p text:style-name="P35"/>
      <text:p text:style-name="P35">host raymonde {</text:p>
      <text:p text:style-name="P35"><text:s text:c="2"/>hardware ethernet 00:20:ed:b8:e8:ec;</text:p>
      <text:p text:style-name="P35"><text:s text:c="2"/>fixed-address 192.168.2.4;</text:p>
      <text:p text:style-name="P35"><text:s text:c="2"/>option host-name "raymonde";</text:p>
      <text:p text:style-name="P35">}</text:p>
      <text:p text:style-name="P35">##Pour obtenir les informations adresse ethernet hardware , il faut utiliser</text:p>
      <text:p text:style-name="P35">##la commande ifconfig en root .</text:p>
      <text:p text:style-name="P9"/>
      <text:p text:style-name="P9">--8&lt;--------------------------------------------------------------------------</text:p>
      <text:p text:style-name="P9"/>
      <text:p text:style-name="P10">*** Pour obtenir l'adresse MAC d'une adresse IP on utilise NMAP </text:p>
      <text:p text:style-name="P11">nmap -sP adresse IP</text:p>
      <text:p text:style-name="P11"/>
      <text:p text:style-name="P11">*** Pour les pc portable qui possède deux interfaces réseaux donc deux adresses mac , il suffit de rajouter une autre stance avec la deuxième adresse mac mais avec la MEME adresse IP .</text:p>
      <text:p text:style-name="P11">Ex : </text:p>
      <text:p text:style-name="P32">host alphamule fixe {</text:p>
      <text:p text:style-name="P32"><text:s text:c="2"/>hardware ethernet XX:XX:XX:XX:XX:XX;</text:p>
      <text:p text:style-name="P32"><text:s text:c="2"/>fixed-address 192.168.2.2;</text:p>
      <text:p text:style-name="P32"><text:s text:c="2"/>option host-name "alphamule";</text:p>
      <text:p text:style-name="P36">}</text:p>
      <text:p text:style-name="P32">host alphamule wifi {</text:p>
      <text:p text:style-name="P32"><text:s text:c="2"/>hardware ethernet YY:YY:YY:YY:YY:YY;</text:p>
      <text:p text:style-name="P32"><text:s text:c="2"/>fixed-address 192.168.2.2;</text:p>
      <text:p text:style-name="P32"><text:s text:c="2"/>option host-name "alphamule";</text:p>
      <text:p text:style-name="P36">}</text:p>
      <text:p text:style-name="P9"/>
      <text:p text:style-name="P13">LEXIQUE DCHP.CONF  :</text:p>
      <text:p text:style-name="P9"/>
      <text:list xml:id="list6427555502098338689" text:style-name="L3">
        <text:list-item>
          <text:p text:style-name="P27">&gt; L'option '<text:span text:style-name="T1">authoritative</text:span>' indique qu'il s'agit du serveur DHCP "officiel" du</text:p>
        </text:list-item>
      </text:list>
      <text:p text:style-name="P9"><text:s text:c="4"/>réseau local.</text:p>
      <text:p text:style-name="P9"/>
      <text:list xml:id="list4808257073924604732" text:style-name="L4">
        <text:list-item>
          <text:p text:style-name="P19">&gt; Les options '<text:span text:style-name="T1">default-lease-time</text:span>' et '<text:span text:style-name="T1">max-lease-time</text:span>' définissent la période</text:p>
        </text:list-item>
      </text:list>
      <text:p text:style-name="P9"><text:s text:c="4"/>de validité des adresses IP. Dans l'exemple, c'est un jour, c'est-à-dire</text:p>
      <text:p text:style-name="P9"><text:s text:c="4"/>86.400 secondes. Passé ce délai, les clients devront envoyer une nouvelle</text:p>
      <text:p text:style-name="P9"><text:s text:c="4"/>requête pour leurs paramètres, ce qui se fait automatiquement.</text:p>
      <text:p text:style-name="P9"/>
      <text:list xml:id="list4612685576527009798" text:style-name="L5">
        <text:list-item>
          <text:p text:style-name="P20">&gt; Les options '<text:span text:style-name="T1">broadcast-address</text:span>' et '<text:span text:style-name="T1">subnet-mask</text:span>' décrivent le segment de</text:p>
        </text:list-item>
      </text:list>
      <text:p text:style-name="P9"><text:soft-page-break/><text:s text:c="4"/>réseau auquel le serveur DHCP fournit des données. Dans l'exemple 192.168.2.0 de Classe C</text:p>
      <text:p text:style-name="P9"/>
      <text:list xml:id="list6018965819925035342" text:style-name="L6">
        <text:list-item>
          <text:p text:style-name="P21">&gt; L'option '<text:span text:style-name="T1">routers</text:span>' indique l'adresse de la machine devant servir de</text:p>
        </text:list-item>
      </text:list>
      <text:p text:style-name="P9"><text:s text:c="4"/>passerelle pour le réseau local.</text:p>
      <text:p text:style-name="P9"/>
      <text:list xml:id="list127772330777973746" text:style-name="L7">
        <text:list-item>
          <text:p text:style-name="P22">&gt; L'option '<text:span text:style-name="T1">domain-name-servers</text:span>' fournit une liste de serveurs DNS. Il peut y</text:p>
        </text:list-item>
      </text:list>
      <text:p text:style-name="P9"><text:s text:c="4"/>en avoir trois au maximum, séparés par des virgules.<text:span text:style-name="T3"> </text:span><text:span text:style-name="T18">**Ces adresses seront</text:span></text:p>
      <text:p text:style-name="P33"><text:s text:c="4"/>transmises aux postes clients.Mettre le serveur DSN du FAI ou le serveur DNS local.</text:p>
      <text:p text:style-name="P33">Installer un DNS local permet de servir de cache au DSN du FAI Boostant ainsi la réactivité des Web Browser.</text:p>
      <text:p text:style-name="P9"/>
      <text:list xml:id="list2320476707978404911" text:style-name="L8">
        <text:list-item>
          <text:p text:style-name="P23">&gt; L'option <text:span text:style-name="T1">'domain-name</text:span>' fournit le nom de domaine qui sera écrit dans le</text:p>
        </text:list-item>
      </text:list>
      <text:p text:style-name="P9"><text:s text:c="4"/>fichier '/etc/resolv.conf' du client, à la ligne 'domain'. Cela permet</text:p>
      <text:p text:style-name="P9"><text:s text:c="4"/>d'utiliser les formes brèves des noms d'hôtes.</text:p>
      <text:p text:style-name="P9"/>
      <text:list xml:id="list433868728076621144" text:style-name="L9">
        <text:list-item>
          <text:p text:style-name="P24">&gt; L'option '<text:span text:style-name="T1">domain-search</text:span>' fournit le nom de domaine qui sera écrit dans le</text:p>
        </text:list-item>
      </text:list>
      <text:p text:style-name="P9"><text:s text:c="4"/>fichier '/etc/resolv.conf' du client, à la ligne 'search'. </text:p>
      <text:p text:style-name="P9"/>
      <text:list xml:id="list3640035798965044093" text:style-name="L10">
        <text:list-item>
          <text:p text:style-name="P28"><text:span text:style-name="T7">La Sance ' </text:span><text:span text:style-name="T2">subnet'</text:span><text:span text:style-name="T8"> <text:s/>correspond au réseau concerné (Classe Ip + Netmask) <text:s/>, et range permet de définir une plage d'adresse et de déterminer le réseau cibler . Ici dans l'exemple :</text:span></text:p>
        </text:list-item>
      </text:list>
      <text:p text:style-name="P14"><text:span text:style-name="T4">subnet</text:span><text:span text:style-name="T8"> 192.168.2.0 </text:span><text:span text:style-name="T4">netmask</text:span><text:span text:style-name="T8"> 255.255.255.0 { </text:span><text:span text:style-name="T15">** </text:span><text:span text:style-name="T19">Dans le Réseau 192,168,2,0 avec masque 255.55.255.0 </text:span></text:p>
      <text:p text:style-name="P15"><text:s text:c="2"/><text:span text:style-name="T3">range</text:span> 192.168.2.100 192.168.2.200;} <text:s text:c="9"/><text:span text:style-name="T14">** </text:span><text:span text:style-name="T18">distribue des adresses IP comprises entre 192.168.2.100 et 200.</text:span></text:p>
      <text:p text:style-name="P15"/>
      <text:p text:style-name="P9"/>
      <text:p text:style-name="P9">Si l'on utilise les DNS du FAI, la ligne correspondante ressemblera à ceci :</text:p>
      <text:p text:style-name="P9"/>
      <text:p text:style-name="P9">--8&lt;---------- /etc/dhcpd.conf -----------------------------------------------</text:p>
      <text:p text:style-name="P35">...</text:p>
      <text:p text:style-name="P35">option domain-name-servers 195.5.209.150, 194.79.128.150;</text:p>
      <text:p text:style-name="P35">...</text:p>
      <text:p text:style-name="P9">--8&lt;--------------------------------------------------------------------------</text:p>
      <text:p text:style-name="P9"/>
      <text:p text:style-name="P9">Si l'on souhaite attribuer une adresse IP et un nom d'hôte fixe à un portable</text:p>
      <text:p text:style-name="P9">que l'on connecte aussi bien par le wifi que par une connexion filaire, on peut</text:p>
      <text:p text:style-name="P9">utiliser l'astuce suivante :</text:p>
      <text:p text:style-name="P9"/>
      <text:p text:style-name="P9">--8&lt;---------- /etc/dhcpd.conf -----------------------------------------------</text:p>
      <text:p text:style-name="P9">...</text:p>
      <text:p text:style-name="P35">host buzz-wired { </text:p>
      <text:p text:style-name="P35"><text:s text:c="2"/>hardware ethernet 00:0B:97:96:3C:E1; </text:p>
      <text:p text:style-name="P35"><text:s text:c="2"/>fixed-address 192.168.2.6; </text:p>
      <text:p text:style-name="P35"><text:s text:c="2"/>option host-name "buzz"; </text:p>
      <text:p text:style-name="P35">}</text:p>
      <text:p text:style-name="P35"/>
      <text:p text:style-name="P35">host buzz-wireless { </text:p>
      <text:p text:style-name="P35"><text:s text:c="2"/>hardware ethernet 00:13:CE:EE:20:3A; </text:p>
      <text:p text:style-name="P35"><text:s text:c="2"/>fixed-address 192.168.2.6; </text:p>
      <text:p text:style-name="P35"><text:s text:c="2"/>option host-name "buzz"; </text:p>
      <text:p text:style-name="P35">}</text:p>
      <text:p text:style-name="P9">...</text:p>
      <text:p text:style-name="P9">--8&lt;--------------------------------------------------------------------------</text:p>
      <text:p text:style-name="P9"/>
      <text:p text:style-name="P9"/>
      <text:p text:style-name="P12">3) Démarrage et utilisation :</text:p>
      <text:p text:style-name="P9">------------------------</text:p>
      <text:p text:style-name="P9"/>
      <text:p text:style-name="P25">Avant tout s'assurer qu'aucun service de DHCPD est en train de tourner avec la commande <text:span text:style-name="T1">''killall dhcpd''</text:span></text:p>
      <text:p text:style-name="P9">Afin que notre dhcp se lance au démarrage sans avoir a invoqué le script à la main a chaque fois .</text:p>
      <text:p text:style-name="P9">Créer un script de démarrage :</text:p>
      <text:p text:style-name="P9"/>
      <text:p text:style-name="P9">--8&lt;---------- /etc/rc.d/rc.dhcpd --------------------------------------------</text:p>
      <text:p text:style-name="P35">#!/bin/sh</text:p>
      <text:p text:style-name="P35"/>
      <text:p text:style-name="P35"><text:soft-page-break/># Put the command line options here that you want to pass to dhcpd:</text:p>
      <text:p text:style-name="P35">DHCPD_OPTIONS="-q eth0"</text:p>
      <text:p text:style-name="P35"/>
      <text:p text:style-name="P35">[ -x /usr/sbin/dhcpd ] || exit 0</text:p>
      <text:p text:style-name="P35"/>
      <text:p text:style-name="P35">[ -f /etc/dhcpd.conf ] || exit 0</text:p>
      <text:p text:style-name="P35"/>
      <text:p text:style-name="P35">start() {</text:p>
      <text:p text:style-name="P35"><text:s text:c="6"/># Start daemons.</text:p>
      <text:p text:style-name="P35"><text:s text:c="6"/>echo -n "Starting DHCP server."</text:p>
      <text:p text:style-name="P35"><text:s text:c="6"/>/usr/sbin/dhcpd $DHCPD_OPTIONS</text:p>
      <text:p text:style-name="P35"><text:s text:c="6"/>echo</text:p>
      <text:p text:style-name="P35">}</text:p>
      <text:p text:style-name="P35">stop() {</text:p>
      <text:p text:style-name="P35"><text:s text:c="6"/># Stop daemons.</text:p>
      <text:p text:style-name="P35"><text:s text:c="6"/>echo -n "Shutting down DHCP server."</text:p>
      <text:p text:style-name="P35"><text:s text:c="6"/>killall -TERM dhcpd</text:p>
      <text:p text:style-name="P35"><text:s text:c="6"/>echo</text:p>
      <text:p text:style-name="P35">}</text:p>
      <text:p text:style-name="P35">status() {</text:p>
      <text:p text:style-name="P35"><text:s text:c="2"/>PIDS=$(pidof dhcpd)</text:p>
      <text:p text:style-name="P35"><text:s text:c="2"/>if [ "$PIDS" == "" ]; then</text:p>
      <text:p text:style-name="P35"><text:s text:c="4"/>echo "DHCP server is not running."</text:p>
      <text:p text:style-name="P35"><text:s text:c="2"/>else</text:p>
      <text:p text:style-name="P35"><text:s text:c="4"/>echo "DHCP server is running at pid(s) ${PIDS}."</text:p>
      <text:p text:style-name="P35"><text:s text:c="2"/>fi</text:p>
      <text:p text:style-name="P35">}</text:p>
      <text:p text:style-name="P35">restart() {</text:p>
      <text:p text:style-name="P35"><text:s text:c="6"/>stop</text:p>
      <text:p text:style-name="P35"><text:s text:c="6"/>start</text:p>
      <text:p text:style-name="P35">}</text:p>
      <text:p text:style-name="P35"/>
      <text:p text:style-name="P35"># See how we were called.</text:p>
      <text:p text:style-name="P35">case "$1" in</text:p>
      <text:p text:style-name="P35"><text:s text:c="2"/>start)</text:p>
      <text:p text:style-name="P35"><text:s text:c="8"/>start</text:p>
      <text:p text:style-name="P35"><text:s text:c="8"/>;;</text:p>
      <text:p text:style-name="P35"><text:s text:c="2"/>stop)</text:p>
      <text:p text:style-name="P35"><text:s text:c="8"/>stop</text:p>
      <text:p text:style-name="P35"><text:s text:c="8"/>;;</text:p>
      <text:p text:style-name="P35"><text:s text:c="2"/>restart)</text:p>
      <text:p text:style-name="P35"><text:s text:c="8"/>stop</text:p>
      <text:p text:style-name="P35"><text:s text:c="8"/>start</text:p>
      <text:p text:style-name="P35"><text:s text:c="8"/>;;</text:p>
      <text:p text:style-name="P35"><text:s text:c="2"/>status)</text:p>
      <text:p text:style-name="P35"><text:s text:c="8"/>status</text:p>
      <text:p text:style-name="P35"><text:s text:c="8"/>;;</text:p>
      <text:p text:style-name="P35"><text:s text:c="2"/>*)</text:p>
      <text:p text:style-name="P35"><text:s text:c="8"/>echo "Usage: $0 {start|stop|status|restart}"</text:p>
      <text:p text:style-name="P35"><text:s text:c="8"/>;;</text:p>
      <text:p text:style-name="P35">esac</text:p>
      <text:p text:style-name="P35">exit 0</text:p>
      <text:p text:style-name="P9">--8&lt;--------------------------------------------------------------------------</text:p>
      <text:p text:style-name="P9"/>
      <text:p text:style-name="P9"><text:s text:c="2"/>&gt; Au début du script, il faudra songer à spécifier l'interface réseau que</text:p>
      <text:p text:style-name="P9"><text:s text:c="4"/>l'on souhaite utiliser : eth0, eth1, etc.</text:p>
      <text:p text:style-name="P9"/>
      <text:p text:style-name="P12">4 )Rendre le script exécutable :</text:p>
      <text:p text:style-name="P1"/>
      <text:p text:style-name="P8">Afin de pouvoir éxécuter le script et passer le premier test du script </text:p>
      <text:p text:style-name="P8"/>
      <text:p text:style-name="P1"><text:s text:c="2"/># chmod +x /etc/rc.d/rc.dhcpd</text:p>
      <text:p text:style-name="P9"><text:soft-page-break/></text:p>
      <text:p text:style-name="P12">5) Définir le lancement/arrêt automatique du serveur au démarrage/arrêt :</text:p>
      <text:p text:style-name="P3"/>
      <text:p text:style-name="P9"><text:span text:style-name="T1">rc.local</text:span> est un fichier conçue pour rajouter des service ou script a lancé au démarrage .</text:p>
      <text:p text:style-name="P9"/>
      <text:p text:style-name="P9">--8&lt;---------- /etc/rc.d/rc.local --------------------------------------------</text:p>
      <text:p text:style-name="P35">...</text:p>
      <text:p text:style-name="P35"># Start DHCP server</text:p>
      <text:p text:style-name="P35">if [ -x /etc/rc.d/rc.dhcpd ]; then</text:p>
      <text:p text:style-name="P35"><text:s text:c="2"/>/etc/rc.d/rc.dhcpd start</text:p>
      <text:p text:style-name="P35">fi</text:p>
      <text:p text:style-name="P9">--8&lt;--------------------------------------------------------------------------</text:p>
      <text:p text:style-name="P9"/>
      <text:p text:style-name="P9">On peut aussi définir un arrêt plus propre, tant qu'à faire :</text:p>
      <text:p text:style-name="P9"><text:span text:style-name="T1">rc.local_shudown </text:span><text:s/>est un fichier conçue pour éteindre proprement des service ou script lors de l’arrêt</text:p>
      <text:p text:style-name="P9"><text:s/>de la machine <text:s/>.( le fichier est à créer le plus part du temps )</text:p>
      <text:p text:style-name="P9"/>
      <text:p text:style-name="P9">--8&lt;---------- /etc/rc.d/rc.local_shutdown -----------------------------------</text:p>
      <text:p text:style-name="P35"># /etc/rc.d/rc.local_shutdown</text:p>
      <text:p text:style-name="P35">#</text:p>
      <text:p text:style-name="P35"># Stop DHCP server</text:p>
      <text:p text:style-name="P35">if [ -x /etc/rc.d/rc.dhcpd ]; then</text:p>
      <text:p text:style-name="P35"><text:s text:c="2"/>/etc/rc.d/rc.dhcpd stop</text:p>
      <text:p text:style-name="P35">fi</text:p>
      <text:p text:style-name="P9">--8&lt;--------------------------------------------------------------------------</text:p>
      <text:p text:style-name="P9"/>
      <text:p text:style-name="P9"><text:s text:c="2"/># <text:span text:style-name="T1">chmod +x /etc/rc.d/rc.local_shutdown</text:span></text:p>
      <text:p text:style-name="P9"/>
      <text:p text:style-name="P9"/>
      <text:p text:style-name="P9">------------------------------------------------------------------------------</text:p>
      <text:p text:style-name="P9"># vim: syntax=txt</text:p>
      <text:p text:style-name="P9"># vim: set encoding=latin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fr" style:country-asian="FR" style:font-name-complex="Mangal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fr" style:country-asian="FR" style:font-name-complex="Mangal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1" fo:font-family="'Times New Roman'" style:font-family-generic="roman" fo:font-size="10pt" style:font-name-asian="Times New Roman1" style:font-family-asian="'Times New Roman'" style:font-family-generic-asian="roman" style:font-size-asian="10pt" style:font-name-complex="Times New Roman1" style:font-family-complex="'Times New Roman'" style:font-family-generic-complex="roman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3T14:44:19.949000000</dc:date>
    <meta:generator>LibreOffice/4.1.5.3$Windows_x86 LibreOffice_project/1c1366bba2ba2b554cd2ca4d87c06da81c05d24</meta:generator>
    <meta:editing-duration>PT3H20M2S</meta:editing-duration>
    <meta:editing-cycles>10</meta:editing-cycles>
    <meta:document-statistic meta:table-count="0" meta:image-count="0" meta:object-count="0" meta:page-count="5" meta:paragraph-count="209" meta:word-count="1108" meta:character-count="8156" meta:non-whitespace-character-count="6951"/>
  </office:meta>
</office:document-meta>
</file>